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8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8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Արեգ</text:p>
          </table:table-cell>
          <table:table-cell table:style-name="ce9" office:value-type="float" office:value="5600">
            <text:p>56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 table:number-columns-repeated="4"/>
        </table:table-row>
        <table:table-row table:style-name="ro9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:.F19])" office:value-type="float" office:value="618.75">
            <text:p>618.75</text:p>
          </table:table-cell>
          <table:table-cell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5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F19])" office:value-type="float" office:value="1518.27380952381">
            <text:p>15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5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table:formula="of:=SUM([.B19:.F19])" office:value-type="float" office:value="1518.27380952381">
            <text:p>1518.2738095238</text:p>
          </table:table-cell>
          <table:table-cell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table:style-name="Default" office:value-type="string">
            <text:p>Gena</text:p>
          </table:table-cell>
          <table:table-cell office:value-type="float" office:value="450">
            <text:p>450</text:p>
          </table:table-cell>
          <table:table-cell table:number-columns-repeated="5"/>
        </table:table-row>
        <table:table-row table:style-name="ro9">
          <table:table-cell/>
          <table:table-cell table:formula="of:=[.B2]/15" office:value-type="float" office:value="306.666666666667">
            <text:p>306.6666666667</text:p>
          </table:table-cell>
          <table:table-cell table:formula="of:=[.C2]/14" office:value-type="float" office:value="250">
            <text:p>250</text:p>
          </table:table-cell>
          <table:table-cell table:formula="of:=[.D2]/14" office:value-type="float" office:value="342.857142857143">
            <text:p>342.8571428571</text:p>
          </table:table-cell>
          <table:table-cell table:formula="of:=[.E2]/16" office:value-type="float" office:value="318.75">
            <text:p>318.75</text:p>
          </table:table-cell>
          <table:table-cell table:formula="of:=[.F2]/14" office:value-type="float" office:value="300">
            <text:p>300</text:p>
          </table:table-cell>
          <table:table-cell table:number-columns-repeated="2"/>
          <table:table-cell table:style-name="Default"/>
          <table:table-cell table:style-name="ce7"/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6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38:.F38])" office:value-type="float" office:value="1300">
            <text:p>1300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38:.F38])" office:value-type="float" office:value="1300">
            <text:p>130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Default" office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/>
          <table:table-cell table:style-name="Default"/>
          <table:table-cell table:number-columns-repeated="6"/>
        </table:table-row>
        <table:table-row table:style-name="ro10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table:number-columns-repeated="3"/>
          <table:table-cell table:style-name="ce2" table:formula="of:=SUM([.B39:.F39])" office:value-type="float" office:value="9000">
            <text:p>9000</text:p>
          </table:table-cell>
          <table:table-cell table:formula="of:=SUM([.B56:.F56])" office:value-type="float" office:value="618.571428571429">
            <text:p>618.5714285714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618.571428571429">
            <text:p>618.571428571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618.571428571429">
            <text:p>618.571428571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618.571428571429">
            <text:p>618.571428571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Sargis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6:.F56])" office:value-type="float" office:value="618.571428571429">
            <text:p>618.571428571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618.571428571429">
            <text:p>618.571428571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618.571428571429">
            <text:p>618.5714285714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6:.F56])" office:value-type="float" office:value="340">
            <text:p>340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618.571428571429">
            <text:p>618.571428571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618.571428571429">
            <text:p>618.571428571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];[.C56];[.D56];[.F56])" office:value-type="float" office:value="618.571428571429">
            <text:p>618.571428571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618.571428571429">
            <text:p>618.5714285714</text:p>
          </table:table-cell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6:.F56])" office:value-type="float" office:value="340">
            <text:p>34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618.571428571429">
            <text:p>618.5714285714</text:p>
          </table:table-cell>
          <table:table-cell table:style-name="Default" office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4" office:value-type="float" office:value="0">
            <text:p>0</text:p>
          </table:table-cell>
          <table:table-cell table:style-name="ce2" table:formula="of:=[.E39]/13" office:value-type="float" office:value="0">
            <text:p>0</text:p>
          </table:table-cell>
          <table:table-cell table:style-name="ce2" table:formula="of:=[.F39]/14" office:value-type="float" office:value="0">
            <text:p>0</text:p>
          </table:table-cell>
          <table:table-cell table:style-name="ce2"/>
          <table:table-cell/>
          <table:table-cell table:style-name="Default"/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7/21/2015</text:date>, <text:time>10:5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21T10:59:01</dc:date>
    <meta:editing-duration>PT17H31M56S</meta:editing-duration>
    <meta:editing-cycles>598</meta:editing-cycles>
    <meta:generator>OpenOffice/4.1.1$Unix OpenOffice.org_project/411m6$Build-9775</meta:generator>
    <dc:creator>employee employee</dc:creator>
    <meta:document-statistic meta:table-count="5" meta:cell-count="1269" meta:object-count="0"/>
  </office:meta>
</office:document-meta>
</file>